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fo:font-size="14pt" style:font-size-asian="14pt" style:font-size-complex="14pt"/>
    </style:style>
    <style:style style:name="P3" style:family="paragraph" style:parent-style-name="Title">
      <style:text-properties officeooo:paragraph-rsid="00178fd2"/>
    </style:style>
    <text:list-style style:name="L1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ación Aplicada [C#] </text:p>
      <text:p text:style-name="P3">2do Parcial</text:p>
      <text:p text:style-name="Author">Benjamín Juárez</text:p>
      <text:p text:style-name="Date">2do semestre, 2020</text:p>
      <text:h text:style-name="Heading_20_1" text:outline-level="1">Mediante el método File.ReadAllLines(…) leer el archivo asociado “palabras.txt”, en dónde en cada línea hay una palabra y almacenarlo en una variable llamada string[] palabras. Luego generar los métodos para:</text:h>
      <text:list xml:id="list2537734010" text:style-name="L1">
        <text:list-item>
          <text:p text:style-name="P2">Usando un bucle FOR, mostrar las palabras en el rango de posiciones del 15 al 25 .</text:p>
        </text:list-item>
        <text:list-item>
          <text:p text:style-name="P2">Usando el método Random, mostrar una palabra aleatoria de 0 hasta el tamaño del vector</text:p>
        </text:list-item>
        <text:list-item>
          <text:p text:style-name="P2">Mostrar un mensaje que pida al usuario que ingrese un valor (texto) y segun sea ese valor hacer: : Si la letra ingresada es “N” o “n”, Limpiar la pantalla y ubicar el cursor en la posición Top: 20 y Left: 25 y mostrar tu nombre completo</text:p>
        </text:list-item>
        <text:list-item>
          <text:p text:style-name="P2">Si la letra ingresada es “L” o “l”, Limpliar la pantalla y mostrar con un color de fondo azul (blue) y letras amarillas (yellow) el mensaje “Esto ha sido el parcial”</text:p>
        </text:list-item>
        <text:list-item>
          <text:p text:style-name="P2">Caso contrario, Limpiar la pantalla, Producir un sonido “Console.Beep…” y finalizar el program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Programación Aplicada [C#] 2do Parcial</dc:title>
    <dc:date>2021-08-03T12:31:10.190573738</dc:date>
    <meta:editing-duration>PT27S</meta:editing-duration>
    <meta:editing-cycles>1</meta:editing-cycles>
    <meta:document-statistic meta:table-count="0" meta:image-count="0" meta:object-count="0" meta:page-count="1" meta:paragraph-count="11" meta:word-count="169" meta:character-count="950" meta:non-whitespace-character-count="795"/>
    <meta:generator>LibreOffice/7.0.4.2$Linux_X86_64 LibreOffice_project/00$Build-2</meta:generator>
  </office:meta>
</office:document-meta>
</file>